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9e0" officeooo:paragraph-rsid="000639e0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</style:style>
    <style:style style:name="gr1" style:family="graphic">
      <style:graphic-properties draw:textarea-horizontal-align="justify" draw:textarea-vertical-align="middle" draw:auto-grow-height="false" fo:min-height="0.5165in" fo:min-width="1.5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5181in" fo:min-width="1.6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5992in" fo:min-width="1.8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4736in" fo:min-width="2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1.4272in" fo:min-width="4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7" draw:text-style-name="P4" svg:width="4.1461in" svg:height="1.4276in" svg:x="1.1484in" svg:y="0.2236in"><text:p text:style-name="P4">Պետք է նաև բացվող պատուհանին </text:p><text:p text:style-name="P4">ձևավորել,որ այն հարմարավետ լինի </text:p><text:p text:style-name="P4">օգտագործողին</text:p><draw:enhanced-geometry svg:viewBox="0 0 21600 21600" draw:type="rectangle" draw:enhanced-path="M 0 0 L 21600 0 21600 21600 0 21600 0 0 Z N"/></draw:custom-shape><draw:line text:anchor-type="paragraph" draw:z-index="1" draw:name="Shape2" draw:style-name="gr6" draw:text-style-name="P2" svg:x1="0.5862in" svg:y1="-0.7138in" svg:x2="1.3465in" svg:y2="0.0362in"><text:p/></draw:line><draw:line text:anchor-type="paragraph" draw:z-index="2" draw:name="Shape3" draw:style-name="gr6" draw:text-style-name="P2" svg:x1="3.1902in" svg:y1="-0.7035in" svg:x2="3.2004in" svg:y2="0.1508in"><text:p/></draw:line><draw:line text:anchor-type="paragraph" draw:z-index="3" draw:name="Shape4" draw:style-name="gr6" draw:text-style-name="P2" svg:x1="5.6697in" svg:y1="-0.672in" svg:x2="4.9299in" svg:y2="0.026in"><text:p/></draw:line><draw:line text:anchor-type="paragraph" draw:z-index="4" draw:name="Shape5" draw:style-name="gr6" draw:text-style-name="P2" svg:x1="2.2114in" svg:y1="1.6508in" svg:x2="1.2425in" svg:y2="2.526in"><text:p/></draw:line><draw:line text:anchor-type="paragraph" draw:z-index="5" draw:name="Shape6" draw:style-name="gr6" draw:text-style-name="P2" svg:x1="3.2008in" svg:y1="1.7756in" svg:x2="3.211in" svg:y2="2.7858in"><text:p/></draw:line><draw:line text:anchor-type="paragraph" draw:z-index="6" draw:name="Shape7" draw:style-name="gr6" draw:text-style-name="P2" svg:x1="4.3362in" svg:y1="1.7445in" svg:x2="5.2425in" svg:y2="2.6925in"><text:p/></draw:line><draw:custom-shape text:anchor-type="paragraph" draw:z-index="7" draw:name="Shape8" draw:style-name="gr5" draw:text-style-name="P3" svg:width="2.8425in" svg:height="2.0835in" svg:x="-0.8516in" svg:y="2.4319in"><text:p text:style-name="P3">Երբ բացվի նշման համար </text:p><text:p text:style-name="P3">պատուհանը լինի </text:p><text:p text:style-name="P3">հարմարավետ չափսերով ,</text:p><text:p text:style-name="P3">Որ օգտագործողի համար</text:p><text:p text:style-name="P3">Հարմարավետ լինի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9" draw:name="Shape10" draw:style-name="gr3" svg:width="2.3732in" svg:height="2.1461in" svg:x="4.8772in" svg:y="0.0547in"><text:p>ԵՎ երբ փակես </text:p><text:p>պատուհանը</text:p><text:p>Այն քեզ հարցնի</text:p><text:p>Արդյոք ցանկանում եք </text:p><text:p>փակել թե ոչ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8" draw:name="Shape9" draw:style-name="gr4" draw:text-style-name="P3" svg:width="2.6669in" svg:height="2.2606in" svg:x="2.0547in" svg:y="0.1756in"><text:p text:style-name="P3">Նշման պատուհանը</text:p><text:p text:style-name="P3">լինի այնպիսի այնպիսի </text:p><text:p text:style-name="P3">գույներով </text:p><text:p text:style-name="P3">սարքած,որ հաճելի լինի </text:p><text:p text:style-name="P3">օգտագործողին 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Ռ</text:p>
      <text:p text:style-name="P1"/>
      <text:p text:style-name="P1"/>
      <text:p text:style-name="P1"><draw:line text:anchor-type="paragraph" draw:z-index="10" draw:name="Shape11" draw:style-name="gr2" draw:text-style-name="P2" svg:x1="6.3362in" svg:y1="1.4339in" svg:x2="4.2634in" svg:y2="3.1736in"><text:p/></draw:line><draw:line text:anchor-type="paragraph" draw:z-index="11" draw:name="Shape12" draw:style-name="gr2" draw:text-style-name="P2" svg:x1="3.3047in" svg:y1="1.9547in" svg:x2="3.315in" svg:y2="3.0484in"><text:p/></draw:line><draw:line text:anchor-type="paragraph" draw:z-index="12" draw:name="Shape13" draw:style-name="gr2" draw:text-style-name="P2" svg:x1="0.3362in" svg:y1="1.3402in" svg:x2="2.2008in" svg:y2="3.2567in"><text:p/></draw:line><draw:custom-shape text:anchor-type="paragraph" draw:z-index="13" draw:name="Shape14" draw:style-name="gr1" svg:width="2.2504in" svg:height="0.7295in" svg:x="2.2008in" svg:y="3.5382in"><text:p><text:tab/>Վերջ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3:11:21.467597101</meta:creation-date>
    <dc:date>2021-08-09T13:32:13.455634596</dc:date>
    <meta:editing-duration>PT9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